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  <style:text-properties style:font-name="Arial" fo:language="es" fo:country="MX" style:font-name-complex="Arial2"/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2">
      <style:text-properties fo:color="#0000ff" loext:opacity="100%" style:font-name="Arial" fo:font-weight="normal" style:font-weight-asian="normal" style:font-name-complex="Arial2" style:font-weight-complex="normal"/>
    </style:style>
    <style:style style:name="P5" style:family="paragraph" style:parent-style-name="Heading_20_3">
      <style:text-properties style:font-name="Arial" style:font-name-complex="Arial2"/>
    </style:style>
    <style:style style:name="P6" style:family="paragraph" style:parent-style-name="Standard">
      <style:text-properties style:font-name="Arial" fo:language="es" fo:country="MX" style:font-name-complex="Arial2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MX" style:font-name-complex="Arial2"/>
    </style:style>
    <style:style style:name="P8" style:family="paragraph" style:parent-style-name="Standard">
      <style:text-properties style:font-name="Arial" fo:language="es" fo:country="MX" fo:font-weight="bold" style:font-weight-asian="bold" style:font-name-complex="Arial2" style:font-weight-complex="bold"/>
    </style:style>
    <style:style style:name="T1" style:family="text">
      <style:text-properties style:font-name="Arial" fo:font-weight="normal" style:font-weight-asian="normal" style:font-name-complex="Arial2" style:font-weight-complex="normal"/>
    </style:style>
    <style:style style:name="T2" style:family="text">
      <style:text-properties style:font-name="Arial" fo:language="es" fo:country="MX" style:font-name-complex="Arial2"/>
    </style:style>
    <style:style style:name="T3" style:family="text">
      <style:text-properties style:font-name="Arial" fo:language="es" fo:country="MX" officeooo:rsid="00139f1f" style:font-name-complex="Arial2"/>
    </style:style>
    <style:style style:name="T4" style:family="text">
      <style:text-properties style:font-name="Arial" fo:language="es" fo:country="MX" style:text-underline-style="solid" style:text-underline-width="auto" style:text-underline-color="font-color" style:font-name-complex="Arial2"/>
    </style:style>
    <style:style style:name="T5" style:family="text">
      <style:text-properties style:font-name="Arial" fo:language="es" fo:country="MX" fo:font-weight="bold" style:font-weight-asian="bold" style:font-name-complex="Arial2" style:font-weight-complex="bold"/>
    </style:style>
    <style:style style:name="T6" style:family="text">
      <style:text-properties style:font-name="Arial" style:font-name-complex="Arial2"/>
    </style:style>
    <style:style style:name="T7" style:family="text">
      <style:text-properties style:font-name="Arial" style:text-underline-style="none" style:font-name-complex="Arial2"/>
    </style:style>
    <style:style style:name="T8" style:family="text">
      <style:text-properties style:use-window-font-color="true" loext:opacity="0%" style:font-name="Arial" style:font-name-complex="Arial2"/>
    </style:style>
    <style:style style:name="T9" style:family="text">
      <style:text-properties fo:color="#0000ff" loext:opacity="100%" style:font-name="Arial" fo:font-weight="normal" style:font-weight-asian="normal" style:font-name-complex="Arial2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ROGRAMA DE MATEMÁTICA PARA ALUMNOS PREVIOS, LIBRES Y EQUIVALENTES</text:span><text:span text:style-name="T1"/></text:p>
      <text:p text:style-name="P1"/>
      <text:p text:style-name="P1"/>
      <text:p text:style-name="P1"/>
      <text:p text:style-name="P2"><text:span text:style-name="T4">Curso</text:span><text:span text:style-name="T2">: 4º Año “Orientación Ecológica”</text:span><text:span text:style-name="T2"/></text:p>
      <text:h text:style-name="P5" text:outline-level="3"/>
      <text:p text:style-name="P6"/>
      <text:p text:style-name="P6"><text:bookmark text:name="_GoBack"/></text:p>
      <text:p text:style-name="P6"/>
      <text:h text:style-name="Heading_20_3" text:outline-level="3"><text:span text:style-name="T8">UNIDAD 1: NÚMEROS REALES </text:span><text:span text:style-name="T8"/></text:h>
      <text:p text:style-name="P8"/>
      <text:p text:style-name="Text_20_body"><text:span text:style-name="T6">Concepto de número irracional. Conjunto de los números reales. Propiedades. Potenciación y radicación en los números reales. Radicales. Concepto. Extracción <text:s/>e introducción de factores en el radical. Operaciones. Suma, resta, producto y división. Racionalización de denominadores. Exponente fraccionario. Propiedades.</text:span><text:span text:style-name="T6"/></text:p>
      <text:p text:style-name="P6"/>
      <text:p text:style-name="P6"/>
      <text:h text:style-name="Heading_20_1" text:outline-level="1"><text:span text:style-name="T6">UNIDAD 2: NÚMEROS COMPLEJOS</text:span><text:span text:style-name="T6"/></text:h>
      <text:p text:style-name="P7"/>
      <text:h text:style-name="P3" text:outline-level="1"><text:span text:style-name="T7">Concepto de unidad imaginaria. Ecuaciones. Potencias de la unidad imaginaria. Número complejo: forma binómica y de par ordenado. Representación gráfica de los números complejos. Operaciones con números complejos: suma, resta, producto y división.</text:span><text:span text:style-name="T7"/></text:h>
      <text:p text:style-name="P6"/>
      <text:p text:style-name="P6"/>
      <text:h text:style-name="Heading_20_1" text:outline-level="1"><text:span text:style-name="T6">UNIDAD 3: FUNCIÓN CUADRÁTICA</text:span><text:span text:style-name="T6"/></text:h>
      <text:p text:style-name="P6"/>
      <text:p text:style-name="Text_20_body"><text:span text:style-name="T6">Función cuadrática: concepto. Forma polinómica y forma canónica. Determinación del vértice. Eje de simetría. Raíces. Intersección con el eje Y. Máximo o mínimo. Fórmula para hallar raíces. Análisis de dominio, imagen, intervalos de crecimiento, decrecimiento, Conjunto de positividad y negatividad, máximo y mínimo. </text:span><text:span text:style-name="T6"/></text:p>
      <text:p text:style-name="P6"/>
      <text:h text:style-name="P4" text:outline-level="2"/>
      <text:h text:style-name="P4" text:outline-level="2"/>
      <text:h text:style-name="Heading_20_2" text:outline-level="2"><text:span text:style-name="T1">BIBLIOGRAFÍA</text:span><text:span text:style-name="T1"/></text:h>
      <text:p text:style-name="P6"/>
      <text:p text:style-name="Standard"><text:span text:style-name="T2">MATEMÁTICA 4 – DE SIMONE – TURNER</text:span><text:span text:style-name="T2"/></text:p>
      <text:p text:style-name="Standard"><text:span text:style-name="T2">MATEMÁTICA 4 – TAPIA</text:span><text:span text:style-name="T2"/></text:p>
      <text:p text:style-name="Standard"><text:span text:style-name="T2">MATEMÁTICA I – Ed. SANTILLANA</text:span><text:span text:style-name="T2"/></text:p>
      <text:p text:style-name="Standard"><text:span text:style-name="T2">MATEMÁTICA 4 – ALCANTARA-LOMAZZI-MINA</text:span><text:span text:style-name="T2"/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text-align="justify" style:justify-single-word="false"/>
      <style:text-properties fo:language="es" fo:country="MX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keep-with-next="always"/>
      <style:text-properties fo:language="es" fo:country="MX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keep-with-next="always"/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keep-with-next="always"/>
      <style:text-properties fo:color="#0000ff" loext:opacity="100%" fo:language="es" fo:country="MX" style:text-underline-style="solid" style:text-underline-width="auto" style:text-underline-color="font-color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Standard" loext:linked-style-name="Título_20_Car" style:class="chapter">
      <style:paragraph-properties fo:text-align="center" style:justify-single-word="false"/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MX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MX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3_20_Car" style:display-name="Título 3 Car" style:family="text" style:parent-style-name="Default_20_Paragraph_20_Font">
      <style:text-properties fo:color="#0000ff" loext:opacity="100%" style:font-name="Times New Roman" fo:font-family="'Times New Roman'" style:font-family-generic="roman" style:font-pitch="variable" fo:font-size="12pt" fo:language="es" fo:country="MX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ítulo_20_Car" style:display-name="Título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MX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MX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" fo:language="es" fo:country="MX" style:font-name-complex="Arial2"/>
    </style:style>
    <style:style style:name="MT2" style:family="text">
      <style:text-properties style:font-name="Arial" fo:language="es" fo:country="MX" officeooo:rsid="00139f1f" style:font-name-complex="Arial2"/>
    </style:style>
    <style:page-layout style:name="Mpm1">
      <style:page-layout-properties fo:page-width="21.001cm" fo:page-height="29.7cm" style:num-format="1" style:print-orientation="portrait" fo:margin-top="1.251cm" fo:margin-bottom="2.501cm" fo:margin-left="2.8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CPEM </text:span><text:span text:style-name="MT2">N°</text:span><text:span text:style-name="MT1">41<text:tab/><text:tab/> 202</text:span><text:span text:style-name="MT2">3</text:span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NDRA</meta:initial-creator>
    <meta:editing-cycles>11</meta:editing-cycles>
    <meta:creation-date>2014-03-21T01:35:00</meta:creation-date>
    <dc:date>2023-05-09T19:21:57.700000000</dc:date>
    <meta:editing-duration>PT3M47S</meta:editing-duration>
    <meta:generator>LibreOffice/7.5.2.2$Windows_X86_64 LibreOffice_project/53bb9681a964705cf672590721dbc85eb4d0c3a2</meta:generator>
    <meta:document-statistic meta:table-count="0" meta:image-count="0" meta:object-count="0" meta:page-count="1" meta:paragraph-count="14" meta:word-count="160" meta:character-count="1209" meta:non-whitespace-character-count="1053"/>
    <meta:user-defined meta:name="AppVersion">12.0000</meta:user-defined>
    <meta:template xlink:type="simple" xlink:actuate="onRequest" xlink:title="Normal.dotm" xlink:href=""/>
  </office:meta>
</office:document-meta>
</file>